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2025-02-04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7616" calcext:value-type="float">
            <text:p>42.6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2024-02-19 2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5" calcext:value-type="float">
            <text:p>43.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2023-02-13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2552" calcext:value-type="float">
            <text:p>44.8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2022-02-15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4736" calcext:value-type="float">
            <text:p>46.2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2021-03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4032" calcext:value-type="float">
            <text:p>45.2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2020-0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036" calcext:value-type="float">
            <text:p>44.7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2019-02-19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4432" calcext:value-type="float">
            <text:p>40.7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2018-02-12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2017-02-16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584" calcext:value-type="float">
            <text:p>38.5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2016-02-08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7344" calcext:value-type="float">
            <text:p>38.9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2015-02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2014-02-11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2013-02-19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2012-02-17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2011-02-19 0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5704" calcext:value-type="float">
            <text:p>33.4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2010-02-26 0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2009-02-27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2008-02-22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2007-02-25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2006-03-01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2005-02-22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2004-02-22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2003-02-25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2002-02-22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1968" calcext:value-type="float">
            <text:p>29.4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2001-02-23 0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2000-02-25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1999-02-27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1998-02-26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1997-02-19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1995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1994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1993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6128" calcext:value-type="float">
            <text:p>24.6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1992-0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1991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1990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1989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1988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1987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1986-0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1985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1984-08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1984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1984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1984-0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1983-0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1982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1981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1980-1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1980-08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1980-0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1979-03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1978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1978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1978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1977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1977-08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1977-05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1977-0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1976-08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1976-06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1976-03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1975-1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1975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1975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1975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777</text:p>
          </table:table-cell>
          <table:table-cell office:value-type="string" calcext:value-type="string">
            <text:p>04N/25E-13ACD</text:p>
          </table:table-cell>
          <table:table-cell office:value-type="string" calcext:value-type="string">
            <text:p>1970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8" meta:object-count="0"/>
    <meta:user-defined meta:name="AppVersion">3.0</meta:user-defined>
  </office:meta>
</office:document-meta>
</file>